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koerbe" style:family="table">
      <style:table-properties style:width="4.8299in" table:align="left"/>
    </style:style>
    <style:style style:name="koerbe.A" style:family="table-column">
      <style:table-column-properties style:column-width="3.684in"/>
    </style:style>
    <style:style style:name="koerbe.B" style:family="table-column">
      <style:table-column-properties style:column-width="1.1458in"/>
    </style:style>
    <style:style style:name="koerbe.A1" style:family="table-cell">
      <style:table-cell-properties fo:padding="0.0382in" fo:border="none"/>
    </style:style>
    <style:style style:name="Table1" style:family="table">
      <style:table-properties style:width="6.0035in" table:align="left"/>
    </style:style>
    <style:style style:name="Table1.A" style:family="table-column">
      <style:table-column-properties style:column-width="2.9778in"/>
    </style:style>
    <style:style style:name="Table1.B" style:family="table-column">
      <style:table-column-properties style:column-width="1.7757in"/>
    </style:style>
    <style:style style:name="Table1.C" style:family="table-column">
      <style:table-column-properties style:column-width="1.25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text-properties style:font-name="Liberation Sans" officeooo:rsid="000d9706" officeooo:paragraph-rsid="000d9706"/>
    </style:style>
    <style:style style:name="P2" style:family="paragraph" style:parent-style-name="Standard">
      <style:text-properties style:font-name="Liberation Sans" fo:font-weight="bold" officeooo:rsid="000d9706" officeooo:paragraph-rsid="000d9706" style:font-weight-asian="bold" style:font-weight-complex="bold"/>
    </style:style>
    <style:style style:name="P3" style:family="paragraph" style:parent-style-name="Standard">
      <style:text-properties style:font-name="Liberation Sans" fo:font-size="8pt" officeooo:rsid="000d9706" officeooo:paragraph-rsid="000d9706" style:font-size-asian="7pt" style:font-size-complex="8pt"/>
    </style:style>
    <style:style style:name="P4" style:family="paragraph" style:parent-style-name="Table_20_Contents">
      <style:text-properties style:font-name="Liberation Sans"/>
    </style:style>
    <style:style style:name="P5" style:family="paragraph" style:parent-style-name="Standard">
      <style:text-properties style:font-name="Liberation Sans" officeooo:rsid="000d9706" officeooo:paragraph-rsid="00167fff"/>
    </style:style>
    <style:style style:name="P6" style:family="paragraph" style:parent-style-name="Standard">
      <style:text-properties officeooo:paragraph-rsid="00162652"/>
    </style:style>
    <style:style style:name="P7" style:family="paragraph" style:parent-style-name="Table_20_Contents">
      <style:text-properties style:font-name="Liberation Sans" officeooo:paragraph-rsid="00162652"/>
    </style:style>
    <style:style style:name="P8" style:family="paragraph" style:parent-style-name="Table_20_Contents">
      <style:text-properties style:font-name="Liberation Sans" officeooo:paragraph-rsid="00167fff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style:font-name="Liberation Sans" fo:font-weight="bold" style:font-weight-asian="bold" style:font-weight-complex="bold"/>
    </style:style>
    <style:style style:name="P11" style:family="paragraph">
      <loext:graphic-properties draw:fill="none" draw:fill-color="#ffffff"/>
      <style:text-properties style:font-name="Liberation Sans" fo:font-weight="bold" style:font-weight-asian="bold" style:font-weight-complex="bold"/>
    </style:style>
    <style:style style:name="P12" style:family="paragraph">
      <loext:graphic-properties draw:fill="none" draw:fill-color="#ffffff"/>
      <style:text-properties style:font-name="Liberation Sans"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fo:text-align="end"/>
      <style:text-properties style:font-name="Liberation Sans" fo:font-weight="normal" style:font-weight-asian="normal" style:font-weight-complex="normal"/>
    </style:style>
    <style:style style:name="P14" style:family="paragraph">
      <loext:graphic-properties draw:fill="solid" draw:fill-color="#000000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/>
      <style:text-properties style:font-name="Liberation Sans" fo:font-size="18.2000007629395pt" fo:font-weight="bold" style:font-size-asian="18.2000007629395pt" style:font-weight-asian="bold" style:font-size-complex="18.2000007629395pt" style:font-weight-complex="bold"/>
    </style:style>
    <style:style style:name="T1" style:family="text">
      <style:text-properties style:font-name="Liberation Sans" fo:font-weight="bold" style:font-weight-asian="bold" style:font-weight-complex="bold"/>
    </style:style>
    <style:style style:name="T2" style:family="text">
      <style:text-properties style:font-name="Liberation Sans" fo:font-weight="normal" style:font-weight-asian="normal" style:font-weight-complex="normal"/>
    </style:style>
    <style:style style:name="T3" style:family="text">
      <style:text-properties style:font-name="Liberation Sans" fo:font-size="18.2000007629395pt" fo:font-weight="bold" style:font-size-asian="18.2000007629395pt" style:font-weight-asian="bold" style:font-size-complex="18.2000007629395pt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margin-left="0.5in" fo:margin-right="0in" style:editable="false">
        <style:columns fo:column-count="1" fo:column-gap="0in"/>
      </style:section-properties>
    </style:style>
    <style:style style:name="Sect3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19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auto-grow-height="false" draw:fit-to-size="shrink-to-fit" style:shrink-to-fit="true" fo:min-height="0.19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marker-start="" draw:marker-end="" draw:fill="solid" draw:fill-color="#00000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text:anchor-type="paragraph" draw:z-index="7" draw:name="entries.0.datum | date: &quot;dd.MM.yyyy&quot;" draw:style-name="gr4" draw:text-style-name="P16" svg:width="2.8815in" svg:height="0.2921in" svg:x="2.1374in" svg:y="0.161in"><draw:text-box><text:p text:style-name="P15"><text:span text:style-name="T3">Datum</text:span></text:p></draw:text-box></draw:frame>Korbübersicht</text:h>
      <text:p text:style-name="P1"/>
      <text:p text:style-name="P1"/>
      <text:p text:style-name="P2"><draw:frame text:anchor-type="paragraph" draw:z-index="0" draw:name="entries.0.anzahlKoerbe" draw:style-name="gr1" draw:text-style-name="P10" svg:width="1.3161in" svg:height="0.1949in" svg:x="4.2335in" svg:y="0.0098in"><draw:text-box><text:p text:style-name="P9"><text:span text:style-name="T1">Total Körbe</text:span></text:p></draw:text-box></draw:frame>Total Körbe</text:p>
      <text:p text:style-name="P1"><draw:polygon text:anchor-type="paragraph" draw:z-index="5" draw:name="Shape1" draw:style-name="gr3" draw:text-style-name="P14" svg:width="5.5795in" svg:height="0.002in" svg:x="0.0004in" svg:y="0.0004in" svg:viewBox="0 0 14173 6" draw:points="0,6 14173,6 14173,0 0,0"><text:p/></draw:polygon></text:p>
      <text:p text:style-name="P1"/>
      <text:section text:style-name="Sect1" text:name="entries.0.koerbe">
        <text:p text:style-name="P1"/>
        <text:p text:style-name="P1"><draw:frame text:anchor-type="paragraph" draw:z-index="1" draw:name="name" draw:style-name="gr1" draw:text-style-name="P11" svg:width="3.6106in" svg:height="0.1949in" svg:x="0.0437in" svg:y="0in"><draw:text-box><text:p><text:span text:style-name="T1">Abotyp</text:span></text:p></draw:text-box></draw:frame><draw:frame text:anchor-type="paragraph" draw:z-index="4" draw:name="anzahlKoerbe " draw:style-name="gr1" draw:text-style-name="P10" svg:width="1.1567in" svg:height="0.1949in" svg:x="3.6543in" svg:y="0.0098in"><draw:text-box><text:p text:style-name="P9"><text:span text:style-name="T1">Anzahl</text:span></text:p></draw:text-box></draw:frame></text:p>
        <text:p text:style-name="P3"><draw:polygon text:anchor-type="paragraph" draw:z-index="6" draw:name="Shape2" draw:style-name="gr3" draw:text-style-name="P14" svg:width="4.8256in" svg:height="0.002in" svg:x="0.0008in" svg:y="0.0008in" svg:viewBox="0 0 12258 6" draw:points="0,6 12258,6 12258,0 0,0"><text:p/></draw:polygon></text:p>
        <table:table table:name="koerbe" table:style-name="koerbe">
          <table:table-column table:style-name="koerbe.A"/>
          <table:table-column table:style-name="koerbe.B"/>
          <table:table-row>
            <table:table-cell table:style-name="koerbe.A1" office:value-type="string">
              <text:p text:style-name="P4"><draw:frame text:anchor-type="paragraph" draw:z-index="2" draw:name="name" draw:style-name="gr2" draw:text-style-name="P12" svg:width="3.4598in" svg:height="0.1949in" svg:x="0.1102in" svg:y="0.0098in"><draw:text-box><text:p><text:span text:style-name="T2">DepotTourPost</text:span></text:p></draw:text-box></draw:frame></text:p>
            </table:table-cell>
            <table:table-cell table:style-name="koerbe.A1" office:value-type="string">
              <text:p text:style-name="P4"><draw:frame text:anchor-type="paragraph" draw:z-index="3" draw:name="anzahlKoerbe" draw:style-name="gr1" draw:text-style-name="P13" svg:width="1.0142in" svg:height="0.1949in" svg:x="0.0465in" svg:y="0.0098in"><draw:text-box><text:p text:style-name="P9"><text:span text:style-name="T2">Anzahl</text:span></text:p></draw:text-box></draw:frame></text:p>
            </table:table-cell>
          </table:table-row>
        </table:table>
        <text:section text:style-name="Sect2" text:name="koerbe.0.lieferpositionen">
          <text:p text:style-name="P5"/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>
              <table:table-cell table:style-name="Table1.A1" office:value-type="string">
                <text:p text:style-name="P8"><draw:frame text:anchor-type="paragraph" draw:z-index="8" draw:name="name" draw:style-name="gr2" draw:text-style-name="P12" svg:width="3.4598in" svg:height="0.1949in" svg:x="0.1102in" svg:y="0.0098in"><draw:text-box><text:p><text:span text:style-name="T2">DepotTourPost</text:span></text:p></draw:text-box></draw:frame><draw:frame text:anchor-type="paragraph" draw:z-index="9" draw:name="quantity" draw:style-name="gr1" draw:text-style-name="P13" svg:width="1.0142in" svg:height="0.1949in" svg:x="2.9575in" svg:y="0.0098in"><draw:text-box><text:p text:style-name="P9"><text:span text:style-name="T2">Anzahl</text:span></text:p></draw:text-box></draw:frame></text:p>
              </table:table-cell>
              <table:table-cell table:style-name="Table1.A1" office:value-type="string">
                <text:p text:style-name="P8"/>
              </table:table-cell>
              <table:table-cell table:style-name="Table1.A1" office:value-type="string">
                <text:p text:style-name="P8"><draw:frame text:anchor-type="paragraph" draw:z-index="10" draw:name="unit" draw:style-name="gr1" draw:text-style-name="P13" svg:width="1.0142in" svg:height="0.1949in" svg:x="0.2071in" svg:y="0.0098in"><draw:text-box><text:p text:style-name="P9"><text:span text:style-name="T2">Anzahl</text:span></text:p></draw:text-box></draw:frame></text:p>
              </table:table-cell>
            </table:table-row>
          </table:table>
          <text:p text:style-name="P5"/>
        </text:section>
        <text:section text:style-name="Sect3" text:name="entries.0.koerbe.0.koerbe.0.lieferpositionen">
          <text:p text:style-name="P6"/>
        </text:section>
        <text:p text:style-name="P6"><draw:frame text:anchor-type="paragraph" draw:z-index="11" draw:name="name" draw:style-name="gr2" draw:text-style-name="P12" svg:width="3.4598in" svg:height="0.1949in" svg:x="0.1102in" svg:y="0.0098in"><draw:text-box><text:p><text:span text:style-name="T2">Lieferposition</text:span></text:p></draw:text-box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Rawyler</meta:initial-creator>
    <meta:creation-date>2017-05-16T08:52:15.521348456</meta:creation-date>
    <meta:generator>LibreOffice/5.4.6.2$Linux_X86_64 LibreOffice_project/40m0$Build-2</meta:generator>
    <dc:date>2018-07-26T17:12:59.927330486</dc:date>
    <dc:creator>Mikel Cordovilla Mesonero</dc:creator>
    <meta:editing-duration>PT2H10M31S</meta:editing-duration>
    <meta:editing-cycles>13</meta:editing-cycles>
    <meta:document-statistic meta:table-count="2" meta:image-count="0" meta:object-count="0" meta:page-count="1" meta:paragraph-count="2" meta:word-count="3" meta:character-count="24" meta:non-whitespace-character-count="23"/>
  </office:meta>
</office:document-meta>
</file>